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fo:font-size="24pt" fo:font-weight="bold" officeooo:rsid="0002d5f9" officeooo:paragraph-rsid="0002d5f9" style:font-size-asian="21pt" style:font-weight-asian="bold" style:font-size-complex="24pt" style:font-weight-complex="bold"/>
    </style:style>
    <style:style style:name="P2" style:family="paragraph" style:parent-style-name="Standard" style:list-style-name="L1">
      <style:paragraph-properties fo:line-height="200%" fo:text-align="start" style:justify-single-word="false"/>
      <style:text-properties fo:font-size="12pt" fo:font-weight="normal" officeooo:rsid="0002d5f9" officeooo:paragraph-rsid="0002d5f9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line-height="200%" fo:text-align="start" style:justify-single-word="false"/>
      <style:text-properties fo:font-size="12pt" fo:font-weight="normal" officeooo:rsid="000341dc" officeooo:paragraph-rsid="000341dc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line-height="200%" fo:text-align="start" style:justify-single-word="false"/>
      <style:text-properties fo:font-size="12pt" fo:font-weight="normal" officeooo:rsid="0003c016" officeooo:paragraph-rsid="0003c016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line-height="200%" fo:text-align="start" style:justify-single-word="false"/>
      <style:text-properties fo:font-size="12pt" fo:font-weight="normal" officeooo:rsid="0005719b" officeooo:paragraph-rsid="0005719b" style:font-size-asian="10.5pt" style:font-weight-asian="normal" style:font-size-complex="12pt" style:font-weight-complex="normal"/>
    </style:style>
    <style:style style:name="T1" style:family="text">
      <style:text-properties officeooo:rsid="0003f5b9"/>
    </style:style>
    <style:style style:name="T2" style:family="text">
      <style:text-properties officeooo:rsid="00058af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9f24a"/>
    </style:style>
    <style:style style:name="T5" style:family="text">
      <style:text-properties officeooo:rsid="000adbe4"/>
    </style:style>
    <style:style style:name="T6" style:family="text">
      <style:text-properties officeooo:rsid="000c42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bles</text:p>
      <text:list xml:id="list2840811562495475937" text:style-name="L1">
        <text:list-item>
          <text:p text:style-name="P2"><text:span text:style-name="T3">RASPI to MASTER:</text:span> 2x13 pin female to female, see BOM.</text:p>
        </text:list-item>
        <text:list-item>
          <text:p text:style-name="P3"><text:span text:style-name="T3">MASTER to SPEAKERS:</text:span> 4 pins, accessable through terminal blocks (L/G/G/R).</text:p>
        </text:list-item>
        <text:list-item>
          <text:p text:style-name="P4"><text:span text:style-name="T3">MASTER to DISPLAY:</text:span> 2x5 pin IDC ribbon cable <text:span text:style-name="T6">for data</text:span>. <text:span text:style-name="T6">2 pin terminal blocks for 12V power at a few amps.</text:span> <text:span text:style-name="T1">Copy off of titor’s design, add five pins for pushbutton feedback (4) and 3.3v output (1).</text:span></text:p>
        </text:list-item>
        <text:list-item>
          <text:p text:style-name="P5"><text:span text:style-name="T3">MASTER to ENCODER:</text:span> <text:span text:style-name="T4">2x3</text:span> pin <text:span text:style-name="T4">ribbon cable,</text:span> standard AVR programming style 2x3 header<text:span text:style-name="T5">s</text:span>. <text:span text:style-name="T2">D1, D2, D3, +3.3v, GND. One pin unused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02:55:18.406197638</meta:creation-date>
    <meta:generator>LibreOffice/5.2.0.4$Linux_X86_64 LibreOffice_project/20m0$Build-4</meta:generator>
    <dc:date>2016-08-22T23:24:41.270490429</dc:date>
    <meta:editing-duration>PT11M34S</meta:editing-duration>
    <meta:editing-cycles>14</meta:editing-cycles>
    <meta:document-statistic meta:table-count="0" meta:image-count="0" meta:object-count="0" meta:page-count="1" meta:paragraph-count="5" meta:word-count="83" meta:character-count="454" meta:non-whitespace-character-count="380"/>
  </office:meta>
</office:document-meta>
</file>